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bbb529" style:font-name="JetBrains Mono" officeooo:rsid="00101ef0" officeooo:paragraph-rsid="00101ef0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JetBrains Mono" officeooo:rsid="00101ef0" officeooo:paragraph-rsid="00101ef0"/>
    </style:style>
    <style:style style:name="P3" style:family="paragraph" style:parent-style-name="Preformatted_20_Text">
      <style:text-properties fo:color="#bbb529" style:font-name="JetBrains Mono" officeooo:paragraph-rsid="00101ef0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JetBrains Mono" officeooo:paragraph-rsid="00101ef0"/>
    </style:style>
    <style:style style:name="P5" style:family="paragraph" style:parent-style-name="Preformatted_20_Text">
      <style:text-properties fo:color="#bbb529" style:font-name="JetBrains Mono" officeooo:rsid="00126882" officeooo:paragraph-rsid="00126882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officeooo:paragraph-rsid="00134938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10" style:family="paragraph" style:parent-style-name="Standard">
      <style:text-properties officeooo:rsid="00101ef0" officeooo:paragraph-rsid="00101ef0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12" style:family="paragraph" style:parent-style-name="Text_20_body">
      <style:text-properties officeooo:rsid="000dd1d6" officeooo:paragraph-rsid="000dd1d6"/>
    </style:style>
    <style:style style:name="P13" style:family="paragraph" style:parent-style-name="Text_20_body">
      <style:text-properties officeooo:rsid="001193b2" officeooo:paragraph-rsid="001193b2"/>
    </style:style>
    <style:style style:name="P14" style:family="paragraph" style:parent-style-name="Text_20_body">
      <style:text-properties officeooo:rsid="00126882" officeooo:paragraph-rsid="00126882"/>
    </style:style>
    <style:style style:name="P15" style:family="paragraph" style:parent-style-name="Standard">
      <loext:graphic-properties draw:fill="solid" draw:fill-color="#2b2b2b" draw:opacity="100%"/>
      <style:paragraph-properties fo:background-color="#2b2b2b" fo:padding="0cm" fo:border="none"/>
      <style:text-properties fo:color="#bbb529" style:font-name="JetBrains Mono1" fo:font-size="10pt" fo:font-style="normal" fo:font-weight="normal" officeooo:rsid="000dd1d6" officeooo:paragraph-rsid="000faf1d" style:font-size-asian="10pt" style:font-style-asian="normal" style:font-weight-asian="normal"/>
    </style:style>
    <style:style style:name="P16" style:family="paragraph" style:parent-style-name="Standard">
      <style:text-properties fo:color="#a9b7c6" style:font-name="JetBrains Mono1" fo:font-size="10pt" fo:font-style="normal" fo:font-weight="normal" officeooo:rsid="000dd1d6" officeooo:paragraph-rsid="000dd1d6" style:font-size-asian="10pt" style:font-style-asian="normal" style:font-weight-asian="normal"/>
    </style:style>
    <style:style style:name="P1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18" style:family="paragraph" style:parent-style-name="Heading_20_1">
      <style:text-properties officeooo:rsid="000c4768" officeooo:paragraph-rsid="000c4768"/>
    </style:style>
    <style:style style:name="P19" style:family="paragraph" style:parent-style-name="Heading_20_3">
      <style:text-properties officeooo:rsid="00101ef0" officeooo:paragraph-rsid="00101ef0"/>
    </style:style>
    <style:style style:name="P20" style:family="paragraph" style:parent-style-name="Heading_20_3">
      <style:text-properties officeooo:rsid="00134938" officeooo:paragraph-rsid="00134938"/>
    </style:style>
    <style:style style:name="P21" style:family="paragraph" style:parent-style-name="Heading_20_3">
      <style:text-properties officeooo:paragraph-rsid="001715c6"/>
    </style:style>
    <style:style style:name="P22" style:family="paragraph" style:parent-style-name="Text_20_body">
      <style:text-properties fo:color="#a9b7c6" style:font-name="JetBrains Mono1" fo:font-size="10pt" fo:font-style="normal" fo:font-weight="normal" officeooo:rsid="000dd1d6" officeooo:paragraph-rsid="000dd1d6" style:font-size-asian="10pt" style:font-style-asian="normal" style:font-weight-asian="normal"/>
    </style:style>
    <style:style style:name="P23" style:family="paragraph" style:parent-style-name="Text_20_body">
      <style:text-properties officeooo:rsid="00126882" officeooo:paragraph-rsid="00126882"/>
    </style:style>
    <style:style style:name="P24" style:family="paragraph" style:parent-style-name="Text_20_body">
      <style:text-properties officeooo:rsid="00134938" officeooo:paragraph-rsid="001715c6"/>
    </style:style>
    <style:style style:name="T1" style:family="text">
      <style:text-properties fo:color="#bbb529"/>
    </style:style>
    <style:style style:name="T2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bbb529" officeooo:rsid="00126882"/>
    </style:style>
    <style:style style:name="T4" style:family="text">
      <style:text-properties fo:color="#cc7832"/>
    </style:style>
    <style:style style:name="T5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style:font-name="JetBrains Mono"/>
    </style:style>
    <style:style style:name="T7" style:family="text">
      <style:text-properties fo:color="#ffc66d"/>
    </style:style>
    <style:style style:name="T8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c66d" style:font-name="JetBrains Mono1" fo:font-size="10pt" fo:font-style="normal" fo:font-weight="normal" officeooo:rsid="000c4768" style:font-size-asian="10pt" style:font-style-asian="normal" style:font-weight-asian="normal"/>
    </style:style>
    <style:style style:name="T10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style:font-name="JetBrains Mono1" fo:font-size="10pt" fo:font-style="normal" fo:font-weight="normal" officeooo:rsid="000c4768" style:font-size-asian="10pt" style:font-style-asian="normal" style:font-weight-asian="normal"/>
    </style:style>
    <style:style style:name="T12" style:family="text">
      <style:text-properties officeooo:rsid="000faf1d"/>
    </style:style>
    <style:style style:name="T13" style:family="text">
      <style:text-properties fo:color="#6a8759"/>
    </style:style>
    <style:style style:name="T14" style:family="text">
      <style:text-properties fo:color="#6897bb" style:font-name="JetBrains Mono"/>
    </style:style>
    <style:style style:name="T15" style:family="text">
      <style:text-properties style:font-name="JetBrains Mono"/>
    </style:style>
    <style:style style:name="T16" style:family="text">
      <style:text-properties style:font-name="JetBrains Mono" fo:font-style="italic"/>
    </style:style>
    <style:style style:name="T17" style:family="text">
      <style:text-properties officeooo:rsid="00101ef0"/>
    </style:style>
    <style:style style:name="T18" style:family="text">
      <style:text-properties officeooo:rsid="0011be8c"/>
    </style:style>
    <style:style style:name="T19" style:family="text">
      <style:text-properties fo:color="#b389c5" style:font-name="JetBrains Mono"/>
    </style:style>
    <style:style style:name="T20" style:family="text">
      <style:text-properties officeooo:rsid="0014f12f"/>
    </style:style>
    <style:style style:name="T21" style:family="text">
      <style:text-properties officeooo:rsid="001715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Unit Tests am Beispiel von JUnit5</text:h>
      <text:h text:style-name="P19" text:outline-level="3">Assertions</text:h>
      <text:p text:style-name="P11"><text:span text:style-name="T2">@Test</text:span><text:line-break/><text:span text:style-name="T5">void </text:span><text:span text:style-name="T9">testS</text:span><text:span text:style-name="T8">impleAssertion</text:span><text:span text:style-name="T10">(){</text:span><text:line-break/><text:span text:style-name="T10"> <text:s text:c="3"/>Assertions.assertEquals(</text:span><text:span text:style-name="T11">expected, actual</text:span><text:span text:style-name="T10">)</text:span><text:span text:style-name="T5">;</text:span><text:line-break/><text:span text:style-name="T10">}</text:span></text:p>
      <text:p text:style-name="Standard"/>
      <text:p text:style-name="P12">Testklassen und Methoden benötigen ab <text:span text:style-name="T12">Junit5 keine public Declaration.</text:span></text:p>
      <text:p text:style-name="P22"/>
      <text:p text:style-name="P15">@Test</text:p>
      <text:p text:style-name="P6"><text:span text:style-name="T1">@Disabled</text:span>(<text:span text:style-name="T13">"Not implemented yet"</text:span>)</text:p>
      <text:p text:style-name="P6"><text:span text:style-name="T4">void </text:span><text:span text:style-name="T7">shouldShowSimpleAssertion</text:span>(){</text:p>
      <text:p text:style-name="P8"><text:s text:c="4"/><text:span text:style-name="T15">Assertions.</text:span><text:span text:style-name="T16">assertEquals</text:span><text:span text:style-name="T15">(</text:span><text:span text:style-name="T14">1</text:span><text:span text:style-name="T6">,</text:span><text:span text:style-name="T14">1</text:span><text:span text:style-name="T15">)</text:span><text:span text:style-name="T6">;</text:span></text:p>
      <text:p text:style-name="P9">}</text:p>
      <text:p text:style-name="P16"/>
      <text:p text:style-name="Text_20_body">Mit der @Disabled Annotation lässt sich das laufen von Tests verhindern. Dies macht z.B. Sinn wenn die Tests noch nicht implementiert worden sind. Außerdem lässt sich ein deskriptiver Text der <text:s/>Annotation hizufügen.</text:p>
      <text:p text:style-name="P10"/>
      <text:p text:style-name="P1"/>
      <text:p text:style-name="P2">@Test</text:p>
      <text:p text:style-name="P6"><text:span text:style-name="T1">@DisplayName</text:span>(<text:span text:style-name="T13">"Should demonstrate a simple assertion"</text:span>)</text:p>
      <text:p text:style-name="P6"><text:span text:style-name="T4">void </text:span><text:span text:style-name="T7">shouldShowSimpleAssertion</text:span>(){</text:p>
      <text:p text:style-name="P8"><text:s text:c="4"/><text:span text:style-name="T15">Assertions.</text:span><text:span text:style-name="T16">assertEquals</text:span><text:span text:style-name="T15">(</text:span><text:span text:style-name="T14">1</text:span><text:span text:style-name="T6">,</text:span><text:span text:style-name="T14">1</text:span><text:span text:style-name="T15">)</text:span><text:span text:style-name="T6">;</text:span></text:p>
      <text:p text:style-name="P9">}</text:p>
      <text:p text:style-name="Text_20_body">Mit der @Display <text:span text:style-name="T17">Annotation lassen sich deskriptive Texte beim ausführen der Tests hinzufügen.</text:span></text:p>
      <text:h text:style-name="P19" text:outline-level="3">Multiple Assertions.assertEquals</text:h>
      <text:p text:style-name="P3"/>
      <text:p text:style-name="P4">@Test</text:p>
      <text:p text:style-name="P6"><text:span text:style-name="T1">@DisplayName</text:span>(<text:span text:style-name="T13">"Should check all items in the list"</text:span>)</text:p>
      <text:p text:style-name="P6"><text:span text:style-name="T4">void </text:span><text:span text:style-name="T7">shouldCheckAllItemsInTheList</text:span>() {</text:p>
      <text:p text:style-name="P8"><text:s text:c="4"/><text:span text:style-name="T15">List&lt;Integer&gt; numbers = List.</text:span><text:span text:style-name="T16">of</text:span><text:span text:style-name="T15">(</text:span><text:span text:style-name="T14">2</text:span><text:span text:style-name="T6">, </text:span><text:span text:style-name="T14">3</text:span><text:span text:style-name="T6">, </text:span><text:span text:style-name="T14">5</text:span><text:span text:style-name="T6">, </text:span><text:span text:style-name="T14">7</text:span><text:span text:style-name="T15">)</text:span><text:span text:style-name="T6">;</text:span></text:p>
      <text:p text:style-name="P8"><text:span text:style-name="T4"><text:s text:c="4"/></text:span><text:span text:style-name="T15">Assertions.</text:span><text:span text:style-name="T16">assertEquals</text:span><text:span text:style-name="T15">(</text:span><text:span text:style-name="T14">2</text:span><text:span text:style-name="T6">, </text:span><text:span text:style-name="T15">numbers.get(</text:span><text:span text:style-name="T14">0</text:span><text:span text:style-name="T15">))</text:span><text:span text:style-name="T6">;</text:span></text:p>
      <text:p text:style-name="P8"><text:span text:style-name="T4"><text:s text:c="4"/></text:span><text:span text:style-name="T15">Assertions.</text:span><text:span text:style-name="T16">assertEquals</text:span><text:span text:style-name="T15">(</text:span><text:span text:style-name="T14">3</text:span><text:span text:style-name="T6">, </text:span><text:span text:style-name="T15">numbers.get(</text:span><text:span text:style-name="T14">1</text:span><text:span text:style-name="T15">))</text:span><text:span text:style-name="T6">;</text:span></text:p>
      <text:p text:style-name="P8"><text:span text:style-name="T4"><text:s text:c="4"/></text:span><text:span text:style-name="T15">Assertions.</text:span><text:span text:style-name="T16">assertEquals</text:span><text:span text:style-name="T15">(</text:span><text:span text:style-name="T14">5</text:span><text:span text:style-name="T6">, </text:span><text:span text:style-name="T15">numbers.get(</text:span><text:span text:style-name="T14">2</text:span><text:span text:style-name="T15">))</text:span><text:span text:style-name="T6">;</text:span></text:p>
      <text:p text:style-name="P8"><text:span text:style-name="T4"><text:s text:c="4"/></text:span><text:span text:style-name="T15">Assertions.</text:span><text:span text:style-name="T16">assertEquals</text:span><text:span text:style-name="T15">(</text:span><text:span text:style-name="T14">7</text:span><text:span text:style-name="T6">, </text:span><text:span text:style-name="T15">numbers.get(</text:span><text:span text:style-name="T14">3</text:span><text:span text:style-name="T15">))</text:span><text:span text:style-name="T6">;</text:span></text:p>
      <text:p text:style-name="P9">}</text:p>
      <text:p text:style-name="P13">Es ist natürlich auch möglich mehrere <text:span text:style-name="T18">Assertions in einem Test laufen zu lassen.</text:span></text:p>
      <text:p text:style-name="P14"/>
      <text:p text:style-name="P14"/>
      <text:p text:style-name="P14"/>
      <text:p text:style-name="P14"/>
      <text:p text:style-name="P14"><text:soft-page-break/>Doch sieht man bei der obigen Schreibweise nicht, welche Tests korrekt ausgeführt worden sind, um das zu verhindern kann man den Test wie folgt schreiben:<text:line-break/></text:p>
      <text:p text:style-name="P6"><text:span text:style-name="T1">@Test<text:line-break/>@DisplayName</text:span>(<text:span text:style-name="T13">"Should check all items in the list"</text:span>)</text:p>
      <text:p text:style-name="P6"><text:span text:style-name="T4">void </text:span><text:span text:style-name="T7">shouldCheckAllItemsInTheList</text:span>() {</text:p>
      <text:p text:style-name="P8"><text:s text:c="4"/><text:span text:style-name="T15">List&lt;Integer&gt; numbers = List.</text:span><text:span text:style-name="T16">of</text:span><text:span text:style-name="T15">(</text:span><text:span text:style-name="T14">2</text:span><text:span text:style-name="T6">, </text:span><text:span text:style-name="T14">3</text:span><text:span text:style-name="T6">, </text:span><text:span text:style-name="T14">5</text:span><text:span text:style-name="T6">, </text:span><text:span text:style-name="T14">7</text:span><text:span text:style-name="T15">)</text:span><text:span text:style-name="T6">;</text:span></text:p>
      <text:p text:style-name="P8"><text:span text:style-name="T4"><text:s text:c="4"/></text:span><text:span text:style-name="T15">Assertions.</text:span><text:span text:style-name="T16">assertAll</text:span><text:span text:style-name="T15">(() -&gt; </text:span><text:span text:style-name="T16">assertEquals</text:span><text:span text:style-name="T15">(</text:span><text:span text:style-name="T14">1</text:span><text:span text:style-name="T6">, </text:span><text:span text:style-name="T19">numbers</text:span><text:span text:style-name="T15">.get(</text:span><text:span text:style-name="T14">0</text:span><text:span text:style-name="T15">))</text:span><text:span text:style-name="T6">,</text:span></text:p>
      <text:p text:style-name="P8"><text:span text:style-name="T4"><text:s text:c="25"/></text:span><text:span text:style-name="T15">() -&gt; </text:span><text:span text:style-name="T16">assertEquals</text:span><text:span text:style-name="T15">(</text:span><text:span text:style-name="T14">1</text:span><text:span text:style-name="T6">, </text:span><text:span text:style-name="T19">numbers</text:span><text:span text:style-name="T15">.get(</text:span><text:span text:style-name="T14">1</text:span><text:span text:style-name="T15">))</text:span><text:span text:style-name="T6">,</text:span></text:p>
      <text:p text:style-name="P8"><text:span text:style-name="T4"><text:s text:c="25"/></text:span><text:span text:style-name="T15">() -&gt; </text:span><text:span text:style-name="T16">assertEquals</text:span><text:span text:style-name="T15">(</text:span><text:span text:style-name="T14">5</text:span><text:span text:style-name="T6">, </text:span><text:span text:style-name="T19">numbers</text:span><text:span text:style-name="T15">.get(</text:span><text:span text:style-name="T14">2</text:span><text:span text:style-name="T15">))</text:span><text:span text:style-name="T6">,</text:span></text:p>
      <text:p text:style-name="P8"><text:span text:style-name="T4"><text:s text:c="25"/></text:span><text:span text:style-name="T15">() -&gt; </text:span><text:span text:style-name="T16">assertEquals</text:span><text:span text:style-name="T15">(</text:span><text:span text:style-name="T14">1</text:span><text:span text:style-name="T6">, </text:span><text:span text:style-name="T19">numbers</text:span><text:span text:style-name="T15">.get(</text:span><text:span text:style-name="T14">3</text:span><text:span text:style-name="T15">)))</text:span><text:span text:style-name="T6">;</text:span></text:p>
      <text:p text:style-name="P9">}</text:p>
      <text:h text:style-name="P20" text:outline-level="3">Assumptions</text:h>
      <text:p text:style-name="P5"/>
      <text:p text:style-name="P7"><text:span text:style-name="T3">@Test</text:span><text:span text:style-name="T1"><text:line-break/>@DisplayName</text:span>(<text:span text:style-name="T13">"Should only run the test if some criteria are met"</text:span>)</text:p>
      <text:p text:style-name="P6"><text:span text:style-name="T4">void </text:span><text:span text:style-name="T7">shouldOnlyRunTheTestIfSomeCriteriaAreMet</text:span>() {</text:p>
      <text:p text:style-name="P8"><text:s text:c="4"/><text:span text:style-name="T15">Assumptions.</text:span><text:span text:style-name="T16">assumeTrue</text:span><text:span text:style-name="T15">(Fixture.apiVersion() &gt; </text:span><text:span text:style-name="T14">10</text:span><text:span text:style-name="T15">)</text:span><text:span text:style-name="T6">;</text:span></text:p>
      <text:p text:style-name="P8"><text:span text:style-name="T4"><text:s text:c="4"/></text:span><text:span text:style-name="T16">assertEquals</text:span><text:span text:style-name="T15">(</text:span><text:span text:style-name="T14">1</text:span><text:span text:style-name="T6">, </text:span><text:span text:style-name="T14">1</text:span><text:span text:style-name="T15">)</text:span><text:span text:style-name="T6">;</text:span></text:p>
      <text:p text:style-name="P9">}</text:p>
      <text:p text:style-name="P24">Assumptions sind <text:span text:style-name="T20">neu mit Junit Version 5 und werden oft für Sachen wie Integrationstest benutzt. Man kann so zum Beispiel Tests </text:span></text:p>
      <text:h text:style-name="P21" text:outline-level="3"><text:span text:style-name="T21">Data Driven Tests</text:span></text:h>
      <text:h text:style-name="P21" text:outline-level="3"><text:line-break/><text:lin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Standard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8T10:14:03.280000000</meta:creation-date>
    <dc:date>2021-01-29T18:14:17.744000000</dc:date>
    <meta:editing-duration>PT14H59M12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45" meta:word-count="232" meta:character-count="2080" meta:non-whitespace-character-count="1764"/>
  </office:meta>
</office:document-meta>
</file>